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A5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.0007in" fo:keep-together="auto"/>
    </style:style>
    <style:style style:name="Table1.C9" style:family="table-cell">
      <style:table-cell-properties style:vertical-align="middle"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paragraph-rsid="00238dde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28d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>
      <loext:graphic-properties draw:fill-color="#666666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officeooo:rsid="001afef0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6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" style:family="text">
      <style:text-properties fo:color="#666666" loext:opacity="100%" fo:font-style="italic" style:font-style-asian="italic" style:font-style-complex="italic"/>
    </style:style>
    <style:style style:name="T8" style:family="text">
      <style:text-properties officeooo:rsid="001c07cd"/>
    </style:style>
    <style:style style:name="T9" style:family="text">
      <style:text-properties officeooo:rsid="001d3fb7"/>
    </style:style>
    <style:style style:name="T10" style:family="text">
      <style:text-properties officeooo:rsid="001f335c"/>
    </style:style>
    <style:style style:name="T11" style:family="text">
      <style:text-properties officeooo:rsid="00228d69"/>
    </style:style>
    <style:style style:name="T12" style:family="text">
      <style:text-properties fo:language="en" fo:country="US" fo:font-style="italic" style:letter-kerning="false" style:font-name-asian="Calibri1" style:language-asian="en" style:country-asian="US" style:language-complex="ar" style:country-complex="SA"/>
    </style:style>
    <style:style style:name="T13" style:family="text">
      <style:text-properties fo:language="en" fo:country="US" fo:font-style="italic" officeooo:rsid="00228d69" style:letter-kerning="false" style:font-name-asian="Calibri1" style:language-asian="en" style:country-asian="US" style:language-complex="ar" style:country-complex="SA"/>
    </style:style>
    <style:style style:name="T14" style:family="text">
      <style:text-properties officeooo:rsid="00293d88"/>
    </style:style>
    <style:style style:name="T15" style:family="text">
      <style:text-properties officeooo:rsid="002b9936"/>
    </style:style>
    <style:style style:name="T16" style:family="text">
      <style:text-properties officeooo:rsid="002db873"/>
    </style:style>
    <style:style style:name="T17" style:family="text">
      <style:text-properties officeooo:rsid="002e93b1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676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4" draw:text-style-name="P42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6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6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6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3" draw:text-style-name="P42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2" draw:text-style-name="P42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29">SKILLS</text:p></loext:table-cell><loext:covered-table-cell/><loext:table-cell table:style-name="Table1.A1" office:value-type="string"><text:p text:style-name="P28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6"><text:span text:style-name="Internet_20_link"><text:span text:style-name="T2">Programming Languages</text:span></text:span></text:p></loext:table-cell><loext:table-cell table:style-name="Table1.A1" office:value-type="string"><text:p text:style-name="P27"><text:span text:style-name="Internet_20_link"><text:span text:style-name="T5">Java, 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4">Software Technologies</text:p></loext:table-cell><loext:table-cell table:style-name="Table1.A3" office:value-type="string"><text:p text:style-name="P12">Spring, <text:span text:style-name="T10">React, </text:span>Docker, Gitlab-CI, Kibana, <text:span text:style-name="T10">Datadog,</text:span> JUnit, SonarQube, AWS, <text:span text:style-name="T9">Kubernetes, Helm</text:span></text:p></loext:table-cell></loext:table-row><loext:table-row table:style-name="Table1.4"><loext:table-cell table:style-name="Table1.A3" table:number-columns-spanned="3" office:value-type="string"><text:p text:style-name="P30">EXPERIENCE</text:p></loext:table-cell><loext:covered-table-cell/><loext:covered-table-cell/></loext:table-row><loext:table-row table:style-name="Table1.5"><loext:table-cell table:style-name="Table1.A5" office:value-type="string"><text:p text:style-name="P4"><draw:frame draw:style-name="fr4" draw:name="Image1" text:anchor-type="char" svg:width="0.3in" svg:height="0.3in" draw:z-index="14"><draw:image xlink:href="Pictures/1000000100000400000004004372D28AC0359731.png" xlink:type="simple" xlink:show="embed" xlink:actuate="onLoad" draw:mime-type="image/png"/></draw:frame></text:p></loext:table-cell><loext:table-cell table:style-name="Table1.A5" office:value-type="string"><text:p text:style-name="P22">Smartsheet</text:p><text:p text:style-name="P7">Dec 2020 - Present</text:p></loext:table-cell><loext:table-cell table:style-name="Table1.A3" office:value-type="string"><text:p text:style-name="P19">Software Engineer</text:p><text:p text:style-name="P13"><text:span text:style-name="T12">Development </text:span><text:span text:style-name="T13">&amp; Design</text:span><text:span text:style-name="T12">:</text:span></text:p><text:list xml:id="list2053783893" text:style-name="L1"><text:list-item><text:p text:style-name="P37">Worked on decoupling user data from a monolith and built a service that gets 4k requests per second</text:p></text:list-item><text:list-item><text:p text:style-name="P37">Led team on converting an existing synchronous publishing flow to be asynchronous</text:p></text:list-item><text:list-item><text:p text:style-name="P32"><text:span text:style-name="T11">Designed </text:span><text:span text:style-name="T16">and l</text:span><text:span text:style-name="T11">ed full-stack development of ‘deactivate user’ feature as an alternative </text:span><text:span text:style-name="T14">to</text:span><text:span text:style-name="T11"> deleting them</text:span></text:p></text:list-item><text:list-item><text:p text:style-name="P37">Lead multiple engineers on the develop<text:span text:style-name="T17">ment/</text:span>maintenance of the open source <text:a xlink:type="simple" xlink:href="https://github.com/smartsheet/smartsheet-java-sdk" text:style-name="Internet_20_link" text:visited-style-name="Visited_20_Internet_20_Link">Smartsheet Java SDK</text:a></text:p></text:list-item><text:list-item><text:p text:style-name="P35">Started <text:span text:style-name="T16">and l</text:span>ed effort at the company to start upgrading services to Java 17 and SpringBoot 3</text:p></text:list-item></text:list><text:p text:style-name="P14">DevOps:</text:p><text:list xml:id="list130517234895521" text:continue-numbering="true" text:style-name="L1"><text:list-item><text:p text:style-name="P33">Profiled memory/CPU utilization to determine optimal Kubernetes pod and JVM sizing</text:p></text:list-item><text:list-item><text:p text:style-name="P37">Designed and built a release process that <text:span text:style-name="T17">increased deployments from once a</text:span> week to <text:span text:style-name="T17">twice </text:span>per day</text:p></text:list-item><text:list-item><text:p text:style-name="P37">Enabled new company tooling like Pact for contract tests and Renovate to keep dependencies updated</text:p></text:list-item></text:list><text:p text:style-name="P15">Teaching:</text:p><text:list xml:id="list82524479929090" text:style-name="L1"><text:list-item><text:p text:style-name="P31">Taught and encouraged modern Java/Spring practices and became the ‘go-to’ SpringBoot developer</text:p></text:list-item><text:list-item><text:p text:style-name="P36">Mentored a<text:span text:style-name="T15">n</text:span> intern and guided them <text:span text:style-name="T11">on</text:span> improv<text:span text:style-name="T11">ing</text:span> the <text:span text:style-name="T11">SCIM</text:span> interface with Azure Active Directory</text:p></text:list-item><text:list-item><text:p text:style-name="P34">Introduced team to build technologies such as Gradle and Liquibase <text:span text:style-name="T9">to improve pipeline speeds</text:span></text:p></text:list-item></text:list></loext:table-cell></loext:table-row><loext:table-row table:style-name="Table1.5"><loext:table-cell table:style-name="Table1.A5" office:value-type="string"><text:p text:style-name="P3"><draw:frame draw:style-name="fr3" draw:name="Graphic 57" text:anchor-type="as-char" svg:width="0.35in" svg:height="0.35in" draw:z-index="10"><draw:image xlink:href="Pictures/100000010000006000000060B3B5FEE8D7BE68D8.png" xlink:type="simple" xlink:show="embed" xlink:actuate="onLoad" draw:mime-type="image/png"/></draw:frame></text:p></loext:table-cell><loext:table-cell table:style-name="Table1.A5" office:value-type="string"><text:p text:style-name="P23">Boeing</text:p><text:p text:style-name="P8"><draw:custom-shape text:anchor-type="paragraph" draw:z-index="4" draw:name="Shape 1" draw:style-name="gr1" draw:text-style-name="P41" svg:width="0.0606in" svg:height="1.6768in" svg:x="0.5681in" svg:y="0.3492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3">r</text:span> 2019 - <text:span text:style-name="T8">Dec 2020</text:span></text:p></loext:table-cell><loext:table-cell table:style-name="Table1.A3" office:value-type="string"><text:p text:style-name="P20">Full Stack Developer</text:p><text:p text:style-name="P9">Development:</text:p><text:list xml:id="list130516494018442" text:continue-numbering="true" text:style-name="L1"><text:list-item><text:p text:style-name="P38"><text:span text:style-name="T11">P</text:span>roduced an app to optimize purchasing that discovered $1 billion in unrealized savings</text:p></text:list-item><text:list-item><text:p text:style-name="P39"><text:span text:style-name="T11">D</text:span>eveloped an app that generates GitLab-CI pipelines to test and deploy existing apps</text:p></text:list-item></text:list><text:p text:style-name="P10">DevOps:</text:p><text:list xml:id="list130515918402440" text:continue-numbering="true" text:style-name="L1"><text:list-item><text:p text:style-name="P40">Implemented zero downtime deploys so that applications can be released at any time</text:p></text:list-item><text:list-item><text:p text:style-name="P40">Introduced team to persistent chat and set up webhooks for live alerting of pipeline failures</text:p></text:list-item></text:list><text:p text:style-name="P9">Teaching:</text:p><text:list xml:id="list130517229785412" text:continue-numbering="true" text:style-name="L1"><text:list-item><text:p text:style-name="P34">Utilized paired programming to teach modern development practices for 1500+ hours</text:p></text:list-item><text:list-item><text:p text:style-name="P34">Taught Extreme Programming principles such as Test-Driven Development and CI/CD</text:p></text:list-item><text:list-item><text:p text:style-name="P34"><text:span text:style-name="T11">Led</text:span> courses to train developers on deploying software to the <text:span text:style-name="T11">Pivotal Cloud Foundry</text:span></text:p></text:list-item></text:list></loext:table-cell></loext:table-row><loext:table-row table:style-name="Table1.5"><loext:table-cell table:style-name="Table1.A3" office:value-type="string"><text:p text:style-name="P5"><draw:frame draw:style-name="fr3" draw:name="Graphic 57 Copy 1" text:anchor-type="as-char" svg:width="0.35in" svg:height="0.35in" draw:z-index="13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1">Aug 2017 - Mar 2019</text:p></loext:table-cell><loext:table-cell table:style-name="Table1.A3" office:value-type="string"><text:p text:style-name="P21">Systems Engineering Rotation</text:p><text:list xml:id="list130517335452565" text:continue-numbering="true" text:style-name="L1"><text:list-item><text:p text:style-name="P33">Created a website using .NET Core and Tableau to host real-time analytics</text:p></text:list-item></text:list></loext:table-cell></loext:table-row><loext:table-row table:style-name="Table1.8"><loext:table-cell table:style-name="Table1.A3" table:number-columns-spanned="3" office:value-type="string"><text:p text:style-name="P30">PROJECTS</text:p></loext:table-cell><loext:covered-table-cell/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6"><text:span text:style-name="Internet_20_link"><text:span text:style-name="T2">Capture the Flag</text:span></text:span></text:p></loext:table-cell><loext:table-cell table:style-name="Table1.C9" office:value-type="string"><text:p text:style-name="P26"><text:span text:style-name="Internet_20_link"><text:span text:style-name="T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5">Online Clue Game</text:p></loext:table-cell><loext:table-cell table:style-name="Table1.C9" office:value-type="string"><text:p text:style-name="P12">Headed a team that developed an online version of Clue using Angular and Firebase</text:p></loext:table-cell></loext:table-row><loext:table-row table:style-name="Table1.11"><loext:table-cell table:style-name="Table1.A3" table:number-columns-spanned="3" office:value-type="string"><text:p text:style-name="P30">EDUCATION</text:p></loext:table-cell><loext:covered-table-cell/><loext:covered-table-cell/></loext:table-row><loext:table-row table:style-name="Table1.12"><loext:table-cell table:style-name="Table1.A3" office:value-type="string"><text:p text:style-name="P3"><draw:frame draw:style-name="fr2" draw:name="Graphic 62" text:anchor-type="as-char" svg:y="-0.1307in" svg:width="0.35in" svg:height="0.35in" draw:z-index="11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6">Johns Hopkins</text:p></loext:table-cell><loext:table-cell table:style-name="Table1.A3" office:value-type="string"><text:p text:style-name="P16">Master of Science in Computer Science,<text:span text:style-name="T4"> 4.0/4.0 - </text:span><text:span text:style-name="T7">Focused in Cybersecurity</text:span></text:p></loext:table-cell></loext:table-row><loext:table-row table:style-name="Table1.13"><loext:table-cell table:style-name="Table1.A3" office:value-type="string"><text:p text:style-name="P2"><draw:frame draw:style-name="fr1" draw:name="Graphic 63" text:anchor-type="as-char" svg:width="0.35in" svg:height="0.35in" draw:z-index="12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17">University of Illinois </text:p><text:p text:style-name="P17">Urbana-Champaign</text:p></loext:table-cell><loext:table-cell table:style-name="Table1.A3" office:value-type="string"><text:p text:style-name="P18">Bachelor of Science in Aerospace Engineering, <text:span text:style-name="T4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23</meta:editing-cycles>
    <meta:print-date>2020-05-24T01:53:00</meta:print-date>
    <meta:creation-date>2020-08-20T04:48:00</meta:creation-date>
    <dc:date>2024-02-17T13:05:15.442353310</dc:date>
    <meta:editing-duration>PT17H35M2S</meta:editing-duration>
    <meta:generator>LibreOffice/7.5.0.3$MacOSX_X86_64 LibreOffice_project/c21113d003cd3efa8c53188764377a8272d9d6de</meta:generator>
    <meta:document-statistic meta:table-count="2" meta:image-count="8" meta:object-count="0" meta:page-count="1" meta:paragraph-count="61" meta:word-count="398" meta:character-count="2577" meta:non-whitespace-character-count="2251"/>
    <meta:user-defined meta:name="AppVersion">16.0000</meta:user-defined>
    <meta:template xlink:type="simple" xlink:actuate="onRequest" xlink:title="Normal.dotm" xlink:href=""/>
  </office:meta>
</office:document-meta>
</file>